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cripts/python/dialog_tab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Scripts/python/tab_dialog.py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tn_tabs" form:control-implementation="ooo:com.sun.star.form.component.CommandButton" xml:id="control1" form:id="control1" form:label="Show Dialo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dialog_tab.py$show_tab_dialog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Control 1" draw:style-name="gr1" draw:text-style-name="P1" svg:width="3.784cm" svg:height="0.847cm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1:34:46.050422193</meta:creation-date>
    <meta:generator>LibreOffice/7.3.1.3$Linux_X86_64 LibreOffice_project/eead5aec017556e2cdbf9dfff06537ec58969b73</meta:generator>
    <dc:date>2022-04-01T18:47:54.639878327</dc:date>
    <dc:creator>Amour Spirit</dc:creator>
    <meta:editing-duration>PT2M10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